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ecrir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pA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E10</text:p>
          </table:table-cell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10</text:p>
          </table:table-cell>
          <table:table-cell table:number-columns-repeated="6"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12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16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E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R11</text:p>
          </table:table-cell>
          <table:table-cell table:number-columns-repeated="12" table:style-name="ce1" office:value-type="string" calcext:value-type="string">
            <text:p>R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0</text:p>
          </table:table-cell>
          <table:table-cell table:number-columns-repeated="2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E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1</text:p>
          </table:table-cell>
          <table:table-cell table:number-columns-repeated="2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E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R10</text:p>
          </table:table-cell>
          <table:table-cell table:number-columns-repeated="11" table:style-name="ce1" office:value-type="string" calcext:value-type="string">
            <text:p>R10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E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/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1" table:style-name="ce1" office:value-type="string" calcext:value-type="string">
            <text:p>R6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1" table:style-name="ce1" office:value-type="string" calcext:value-type="string">
            <text:p>R2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E3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/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1" table:style-name="ce1" office:value-type="string" calcext:value-type="string">
            <text:p>R7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1" table:style-name="ce1" office:value-type="string" calcext:value-type="string">
            <text:p>R4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E23</text:p>
          </table:table-cell>
          <table:table-cell office:value-type="string" calcext:value-type="string">
            <text:p>E24</text:p>
          </table:table-cell>
          <table:table-cell table:number-columns-repeated="3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  <table:table-cell office:value-type="string" calcext:value-type="string">
            <text:p>R17</text:p>
          </table:table-cell>
          <table:table-cell table:number-columns-repeated="11" table:style-name="ce1" office:value-type="string" calcext:value-type="string">
            <text:p>R17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6</text:p>
          </table:table-cell>
          <table:table-cell table:number-columns-repeated="2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E27</text:p>
          </table:table-cell>
          <table:table-cell table:number-columns-repeated="4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  <table:table-cell office:value-type="string" calcext:value-type="string">
            <text:p>R18</text:p>
          </table:table-cell>
          <table:table-cell table:number-columns-repeated="11" table:style-name="ce1" office:value-type="string" calcext:value-type="string">
            <text:p>R18</text:p>
          </table:table-cell>
          <table:table-cell office:value-type="string" calcext:value-type="string">
            <text:p>R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1"/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E33</text:p>
          </table:table-cell>
          <table:table-cell table:number-columns-repeated="3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office:value-type="string" calcext:value-type="string">
            <text:p>R19</text:p>
          </table:table-cell>
          <table:table-cell table:number-columns-repeated="11" table:style-name="ce1" office:value-type="string" calcext:value-type="string">
            <text:p>R19</text:p>
          </table:table-cell>
          <table:table-cell office:value-type="string" calcext:value-type="string">
            <text:p>R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R20</text:p>
          </table:table-cell>
          <table:table-cell table:number-columns-repeated="11" table:style-name="ce1" office:value-type="string" calcext:value-type="string">
            <text:p>R20</text:p>
          </table:table-cell>
          <table:table-cell office:value-type="string" calcext:value-type="string">
            <text:p>R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  <table:table-cell office:value-type="string" calcext:value-type="string">
            <text:p>R16</text:p>
          </table:table-cell>
          <table:table-cell table:number-columns-repeated="11" table:style-name="ce1" office:value-type="string" calcext:value-type="string">
            <text:p>R16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7"/>
          <table:table-cell office:value-type="string" calcext:value-type="string">
            <text:p>E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string" calcext:value-type="string">
            <text:p>E1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5:51:30.058676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compagnon</meta:initial-creator>
    <meta:creation-date>2016-02-19T11:15:29.490119684</meta:creation-date>
    <dc:date>2016-02-24T16:15:09.649561758</dc:date>
    <dc:creator>paul compagnon</dc:creator>
    <meta:editing-duration>P2DT4H48M27S</meta:editing-duration>
    <meta:editing-cycles>16</meta:editing-cycles>
    <meta:generator>LibreOffice/4.3.3.2$Linux_X86_64 LibreOffice_project/430m0$Build-2</meta:generator>
    <meta:document-statistic meta:table-count="1" meta:cell-count="259" meta:object-count="0"/>
  </office:meta>
</office:document-meta>
</file>